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av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type(foreignkey to leavttypes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eavedate</text:p>
          </table:table-cell>
          <table:table-cell office:value-type="string" calcext:value-type="string">
            <text:p>user(foreignkey to the user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updatedate</text:p>
          </table:table-cell>
          <table:table-cell office:value-type="string" calcext:value-type="string">
            <text:p>manager coment</text:p>
          </table:table-cell>
        </table:table-row>
      </table:table>
      <table:table table:name="leavetyp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</table:table-row>
      </table:table>
      <table:table table:name="use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ploye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peruser(yes or no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1:07:20.779726603</meta:creation-date>
    <dc:date>2019-02-02T11:50:14.036492220</dc:date>
    <meta:editing-duration>PT42M54S</meta:editing-duration>
    <meta:editing-cycles>5</meta:editing-cycles>
    <meta:generator>LibreOffice/6.0.7.3$Linux_X86_64 LibreOffice_project/00m0$Build-3</meta:generator>
    <meta:document-statistic meta:table-count="3" meta:cell-count="22" meta:object-count="0"/>
  </office:meta>
</office:document-meta>
</file>